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7.5cm" fo:min-width="9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3cm" fo:min-width="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Line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top" draw:auto-grow-height="false" fo:min-height="7cm" fo:min-width="9cm"/>
      <style:paragraph-properties style:writing-mode="lr-tb"/>
    </style:style>
    <style:style style:name="P1" style:family="paragraph">
      <style:paragraph-properties fo:line-height="150%"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line-height="150%" fo:text-align="start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ffffff"/>
      <style:paragraph-properties fo:line-height="150%" fo:text-align="center"/>
      <style:text-properties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style:paragraph-properties fo:text-align="center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>
      <style:paragraph-properties fo:text-align="start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>
      <loext:graphic-properties draw:fill="solid" draw:fill-color="#ffffff"/>
      <style:paragraph-properties fo:text-align="center"/>
      <style:text-properties style:font-name="Liberation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font-name="Liberation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9.5cm" svg:height="7.75cm" svg:x="31.75cm" svg:y="9cm">
          <text:p text:style-name="P1"><text:span text:style-name="T1">Cache</text:span></text:p>
          <text:p text:style-name="P2"><text:span text:style-name="T2">- memory: Memory</text:span></text:p>
          <text:p text:style-name="P2"><text:span text:style-name="T2">- cache_hit_count: int</text:span></text:p>
          <text:p text:style-name="P2"><text:span text:style-name="T2">- cache_hit_flag: bool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cache_hit_count(): bool</text:span></text:p>
          <text:p text:style-name="P2"><text:span text:style-name="T2">+ get_mem_request_count(): int</text:span></text:p>
          <text:p text:style-name="P2"><text:span text:style-name="T2">+ get_cache_hit_flag(): bool</text:span></text:p>
          <text:p text:style-name="P2"><text:span text:style-name="T2">+ lookup(int)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5.5cm" svg:height="3.25cm" svg:x="27.25cm" svg:y="19cm">
          <text:p text:style-name="P4"><text:span text:style-name="T1">CyclicCache</text:span></text:p>
          <text:p text:style-name="P4"><text:span text:style-name="T3"/></text:p>
          <text:p text:style-name="P5"><text:span text:style-name="T4">--------------</text:span></text:p>
          <text:p text:style-name="P6"><text:span text:style-name="T3"/></text:p>
          <text:p text:style-name="P6"><text:span text:style-name="T3">+ lookup(int)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5cm" svg:height="3.25cm" svg:x="33.75cm" svg:y="19cm">
          <text:p text:style-name="P4"><text:span text:style-name="T1">LRUCache</text:span></text:p>
          <text:p text:style-name="P4"><text:span text:style-name="T3"/></text:p>
          <text:p text:style-name="P5"><text:span text:style-name="T4">--------------</text:span></text:p>
          <text:p text:style-name="P6"><text:span text:style-name="T3"/></text:p>
          <text:p text:style-name="P6"><text:span text:style-name="T3">+ lookup(int)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5cm" svg:height="3.25cm" svg:x="40.25cm" svg:y="19cm">
          <text:p text:style-name="P4"><text:span text:style-name="T1">MRUCache</text:span></text:p>
          <text:p text:style-name="P4"><text:span text:style-name="T3"/></text:p>
          <text:p text:style-name="P5"><text:span text:style-name="T4">--------------</text:span></text:p>
          <text:p text:style-name="P6"><text:span text:style-name="T3"/></text:p>
          <text:p text:style-name="P6"><text:span text:style-name="T3">+ lookup(int): in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32.25cm" svg:y1="16.75cm" svg:x2="31.5cm" svg:y2="19cm">
          <text:p/>
        </draw:line>
        <draw:line draw:style-name="gr3" draw:text-style-name="P8" draw:layer="layout" svg:x1="36.5cm" svg:y1="16.75cm" svg:x2="36.5cm" svg:y2="19cm">
          <text:p/>
        </draw:line>
        <draw:line draw:style-name="gr3" draw:text-style-name="P8" draw:layer="layout" svg:x1="40.75cm" svg:y1="16.75cm" svg:x2="42cm" svg:y2="19cm">
          <text:p/>
        </draw:line>
        <draw:line draw:style-name="gr4" draw:text-style-name="P8" draw:layer="layout" svg:x1="47.75cm" svg:y1="12cm" svg:x2="41.25cm" svg:y2="12cm">
          <text:p/>
        </draw:line>
        <draw:custom-shape draw:style-name="gr5" draw:text-style-name="P3" draw:layer="layout" svg:width="9.5cm" svg:height="7.25cm" svg:x="47.75cm" svg:y="9cm">
          <text:p text:style-name="P1"><text:span text:style-name="T1">Memory</text:span></text:p>
          <text:p text:style-name="P2"><text:span text:style-name="T2">- data: list[int</text:span><text:span text:style-name="T5">]</text:span></text:p>
          <text:p text:style-name="P2"><text:span text:style-name="T2">- request_count: int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request_count: int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Triangle_20_unfilled" draw:marker-start-width="1cm" draw:stroke-linejoin="none"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03:09.307934760</meta:creation-date>
    <dc:date>2024-02-17T15:35:43.978463973</dc:date>
    <meta:editing-duration>PT32M34S</meta:editing-duration>
    <meta:editing-cycles>2</meta:editing-cycles>
    <meta:generator>LibreOffice/7.4.7.2$Linux_X86_64 LibreOffice_project/40$Build-2</meta:generator>
    <meta:document-statistic meta:object-count="9"/>
  </office:meta>
</office:document-meta>
</file>